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officeooo:paragraph-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8" style:family="paragraph" style:parent-style-name="Table_20_Contents">
      <style:paragraph-properties fo:text-align="start" style:justify-single-word="false"/>
      <style:text-properties officeooo:paragraph-rsid="00183c70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a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1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183c70"/>
    </style:style>
    <style:style style:name="T12" style:family="text">
      <style:text-properties officeooo:rsid="0019f333"/>
    </style:style>
    <style:style style:name="T13" style:family="text">
      <style:text-properties officeooo:rsid="002071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6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7"><text:span text:style-name="T4">Numéro : </text:span><text:span text:style-name="T6">cas B-</text:span><text:span text:style-name="T10">R-5</text:span></text:p>
                </table:table-cell>
              </table:table-row>
              <table:table-row>
                <table:table-cell table:style-name="Tableau2.A2" office:value-type="string">
                  <text:p text:style-name="P8"><text:span text:style-name="T4">Nom : </text:span><text:span text:style-name="T6">M</text:span><text:span text:style-name="T7">odifier une recette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4">Acteurs :</text:span><text:span text:style-name="T8">A</text:span><text:span text:style-name="T9">dmin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4">Description succincte : </text:span><text:span text:style-name="T8"><text:s/>m</text:span><text:span text:style-name="T7">odif</text:span><text:span text:style-name="T8">er une recette dans le back-office</text:span></text:p>
                </table:table-cell>
              </table:table-row>
              <table:table-row>
                <table:table-cell table:style-name="Tableau2.A2" office:value-type="string">
                  <text:p text:style-name="P1">Auteur : <text:span text:style-name="T11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11">4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11">Le webmaster a sélectionné une recett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4">1.Le webmaster a sélectionné une recette dans le back-office</text:p>
                  <text:p text:style-name="P4">2.Le système affiche le modèle de page</text:p>
                  <text:p text:style-name="P8"><text:span text:style-name="T8">3.Le webmaster m</text:span><text:span text:style-name="T7">odifie une ou plusieur</text:span><text:span text:style-name="T8">s zones</text:span></text:p>
                  <text:p text:style-name="P4">4.Le webmaster envoie la page</text:p>
                  <text:p text:style-name="P8"><text:span text:style-name="T8">5.Le système u</text:span><text:span text:style-name="T7">pdat</text:span><text:span text:style-name="T8">e les données dans la base </text:span></text:p>
                  <text:p text:style-name="P8"><text:span text:style-name="T8">6. Le système ré-affiche la page avec un message : recette m</text:span><text:span text:style-name="T7">odif</text:span><text:span text:style-name="T8">ée</text:span>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l’enregistrement en bdd échoue</text:span></text:p>
                  <text:p text:style-name="P5">6a. affichage message d’erreur, le modèle reste affiché pour être re-soumis avec ou sans modifications</text:p>
                </table:table-cell>
              </table:table-row>
              <table:table-row>
                <table:table-cell table:style-name="Tableau3.A2" office:value-type="string">
                  <text:p text:style-name="P7"><text:span text:style-name="T4">Fin : </text:span><text:span text:style-name="T5">la recette est m</text:span><text:span text:style-name="T7">odif</text:span><text:span text:style-name="T9">i</text:span><text:span text:style-name="T5">ée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12">La recette doit être modifiée effectivement sur le site en lign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7T16:36:08.614000000</dc:date>
    <meta:editing-duration>PT30M5S</meta:editing-duration>
    <meta:editing-cycles>11</meta:editing-cycles>
    <meta:document-statistic meta:table-count="4" meta:image-count="0" meta:object-count="0" meta:page-count="1" meta:paragraph-count="26" meta:word-count="146" meta:character-count="928" meta:non-whitespace-character-count="806"/>
  </office:meta>
</office:document-meta>
</file>